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fo:font-weight="bold" officeooo:rsid="0012d975" officeooo:paragraph-rsid="0012d975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style="italic" fo:font-weight="bold" officeooo:rsid="00114b59" officeooo:paragraph-rsid="00114b59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normal" officeooo:rsid="0012d975" officeooo:paragraph-rsid="0012d97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officeooo:rsid="00211f24" officeooo:paragraph-rsid="00211f24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12d975" officeooo:paragraph-rsid="0012d975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bold" officeooo:rsid="0017e94f" officeooo:paragraph-rsid="0017e94f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bold" officeooo:rsid="00191d24" officeooo:paragraph-rsid="00191d24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91d24" officeooo:paragraph-rsid="00191d2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389fe" officeooo:paragraph-rsid="001acff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389fe" officeooo:paragraph-rsid="001c066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389fe" officeooo:paragraph-rsid="001e644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389fe" officeooo:paragraph-rsid="001ed7a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2d975" officeooo:paragraph-rsid="0012d97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7e94f" officeooo:paragraph-rsid="0017e94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91d24" officeooo:paragraph-rsid="00191d2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7" style:family="paragraph" style:parent-style-name="Standard">
      <style:paragraph-properties fo:text-align="start" style:justify-single-word="false"/>
      <style:text-properties fo:color="#d4d4d4" style:font-name="Droid Sans Mono" fo:font-size="10.5pt" fo:font-style="normal" fo:font-weight="normal" officeooo:rsid="001389fe" officeooo:paragraph-rsid="001ed7a0" fo:background-color="#1e1e1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d4d4d4" style:font-name="Droid Sans Mono" fo:font-size="12pt" fo:font-style="normal" fo:font-weight="normal" officeooo:rsid="0017e94f" officeooo:paragraph-rsid="0017e94f" fo:background-color="#1e1e1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1acff5" officeooo:paragraph-rsid="001acff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211f24" officeooo:paragraph-rsid="00211f24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70baa" officeooo:paragraph-rsid="00170ba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11f24" officeooo:paragraph-rsid="00211f2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11f24" officeooo:paragraph-rsid="002134f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12d975" officeooo:paragraph-rsid="0012d975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color="#dcdcaa"/>
    </style:style>
    <style:style style:name="T2" style:family="text">
      <style:text-properties fo:color="#9cdcfe"/>
    </style:style>
    <style:style style:name="T3" style:family="text">
      <style:text-properties fo:font-weight="bold" officeooo:rsid="001acff5" style:font-weight-asian="bold" style:font-weight-complex="bold"/>
    </style:style>
    <style:style style:name="T4" style:family="text">
      <style:text-properties fo:font-weight="bold" officeooo:rsid="001c0660" style:font-weight-asian="bold" style:font-weight-complex="bold"/>
    </style:style>
    <style:style style:name="T5" style:family="text">
      <style:text-properties fo:font-weight="bold" officeooo:rsid="001e6444" style:font-weight-asian="bold" style:font-weight-complex="bold"/>
    </style:style>
    <style:style style:name="T6" style:family="text">
      <style:text-properties officeooo:rsid="001acff5"/>
    </style:style>
    <style:style style:name="T7" style:family="text">
      <style:text-properties style:font-size-asian="12pt"/>
    </style:style>
    <style:style style:name="T8" style:family="text">
      <style:text-properties fo:font-style="italic" officeooo:rsid="001acff5" style:font-style-asian="italic" style:font-style-complex="italic"/>
    </style:style>
    <style:style style:name="T9" style:family="text">
      <style:text-properties fo:font-style="italic" fo:font-weight="bold" officeooo:rsid="001acff5" style:font-style-asian="italic" style:font-weight-asian="bold" style:font-style-complex="italic" style:font-weight-complex="bold"/>
    </style:style>
    <style:style style:name="T10" style:family="text">
      <style:text-properties officeooo:rsid="001c0660"/>
    </style:style>
    <style:style style:name="T11" style:family="text">
      <style:text-properties officeooo:rsid="001e6444"/>
    </style:style>
    <style:style style:name="T12" style:family="text">
      <style:text-properties officeooo:rsid="001ed7a0"/>
    </style:style>
    <style:style style:name="T13" style:family="text">
      <style:text-properties fo:color="#ce91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FT</text:p>
      <text:p text:style-name="P2"/>
      <text:p text:style-name="P2"/>
      <text:p text:style-name="P19">Makefile:</text:p>
      <text:p text:style-name="P19"/>
      <text:p text:style-name="P9"><text:span text:style-name="T9">Name</text:span><text:span text:style-name="T8"> </text:span><text:span text:style-name="T6">= libft.a – sets the name of the output file</text:span></text:p>
      <text:p text:style-name="P9"/>
      <text:p text:style-name="P9"><text:span text:style-name="T9">SRC</text:span><text:span text:style-name="T3"> </text:span><text:span text:style-name="T6">– contains a list of source files that will be compiled to object files and then linked together to create the static library.</text:span></text:p>
      <text:p text:style-name="P9"/>
      <text:p text:style-name="P9"><text:span text:style-name="T3">CC</text:span><text:span text:style-name="T6"> – Variable to specify the compiler used.</text:span></text:p>
      <text:p text:style-name="P9"/>
      <text:p text:style-name="P10"><text:span text:style-name="T4">OBJ = $(SRC: .c=.o) </text:span><text:span text:style-name="T10">– The rule uses the variable SRC to define a list of object files that will be generated by the compiler. It replaces the .c extension in each file name with .o. The syntax $(SRC: .c=.o) is called a variable substitution in a Makefile. This specific variable substitution is used to create a list of object files from a list of source files. It uses the $(SRC) variable to create a list of object files. The : .c=.o syntax means that for each element in the $(SRC) list, the .c extension is replaced with the .o extension to create a list of object files.</text:span></text:p>
      <text:p text:style-name="P10"/>
      <text:p text:style-name="P10"><text:span text:style-name="T4">$(NAME): $(OBJ) – </text:span><text:span text:style-name="T10">This creates a prerequisite $(OBJ) to the target $(NAME). It means that to build the target $(NAME), the prerequisites (in this case, the object files specified in $(OBJ)) must be build first.</text:span></text:p>
      <text:p text:style-name="P10"/>
      <text:p text:style-name="P11"><text:span text:style-name="T4">Ar -rcs $@ $(OBJ) - </text:span><text:span text:style-name="T10"><text:s/>This is the recipe for the $(NAME) rule. It calls the ar command to create the archive ($(NAME)) and add the object files to it. The $@ is a special variable that expands to the target where it’s at ($(NAME)) in this case), and $(OBJ) is the list of object files generated. The -rcs flags passed to ar indicate that a new archive should be created (r), the contents of the archive should be replaced with the object files specified (c), and a new index should be created (s).</text:span></text:p>
      <text:p text:style-name="P11"/>
      <text:p text:style-name="P12"><text:span text:style-name="T5">all: $(NAME) – </text:span><text:span text:style-name="T11">This is the default target of this makefile. It’s the default target because it’s the first one to be listed, so if you run Make, it will automatically <text:s/>build the target $(NAME). This rule specifies that all, the default target, depends on the target $(NAME). </text:span><text:span text:style-name="T12">In other words running make all will build the target $NAME.</text:span></text:p>
      <text:p text:style-name="P12"/>
      <text:p text:style-name="P17"><text:span text:style-name="T1">bonus</text:span>: <text:span text:style-name="T13">$(</text:span><text:span text:style-name="T2">B_OBJ</text:span><text:span text:style-name="T13">)</text:span></text:p>
      <text:p text:style-name="P16">ar -rcs <text:span text:style-name="T13">$(</text:span><text:span text:style-name="T2">NAME</text:span><text:span text:style-name="T13">)</text:span> <text:span text:style-name="T13">$(</text:span><text:span text:style-name="T2">OBJ</text:span><text:span text:style-name="T13">)</text:span></text:p>
      <text:p text:style-name="P12"/>
      <text:p text:style-name="P12"><text:span text:style-name="T12">This defines the target bonus. It has one prerequisite, or depends of, $(B_OBJ). If its after the : than its a prerequisite. The second line is the recipe for the bonus target.</text:span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ft_memset: </text:p>
      <text:p text:style-name="P3"/>
      <text:p text:style-name="P21">The memset() function fills the first n bytes of the memory area pointed to by s with the constant byte c.</text:p>
      <text:p text:style-name="P13">The memset() function returns a pointer to the memory area s.</text:p>
      <text:p text:style-name="P3"/>
      <text:p text:style-name="P3"/>
      <text:p text:style-name="P6">ft_bzero:</text:p>
      <text:p text:style-name="P18"/>
      <text:p text:style-name="P14">The bzero() function erases the data in the n bytes of the memory starting at the location pointed to by s, by writing zeros (bytes containing ‘/0’) to that area.</text:p>
      <text:p text:style-name="P14"/>
      <text:p text:style-name="P7">ft_strlcat / ft_strlcpy:</text:p>
      <text:p text:style-name="P15"/>
      <text:p text:style-name="P8"><text:span text:style-name="T7">The strlcpy() and strlcat() fu</text:span>nctions copy and concatenate strings respectively. <text:s/>They are designed to be safer, more consistent, and less error prone replacements for strncpy(3) and strncat(3). <text:s/>Unlike those functions, strlcpy() and strlcat() take the full size of the buffer (not just the length) and guarantee to NUL-terminate the result (as long as size is larger than 0 or, in the case of strlcat(), as long as there is at least one byte free in dst). <text:s/>Note that a byte for the NUL should be included in size. <text:s/>Also note that strlcpy() and strlcat() only operate on true “C” strings. <text:s/>This means that for strlcpy() src must be NUL-terminated and for strlcat() both src and dst must be NUL-terminated.</text:p>
      <text:p text:style-name="P8"/>
      <text:p text:style-name="P8">The strlcpy() function copies up to size - 1 characters from the NUL-terminated string src to dst, NULterminating the result.</text:p>
      <text:p text:style-name="P8">The strlcat() function appends the NUL-terminated string src to the end of dst. <text:s/>It will append at most size - strlen(dst) - 1 bytes, NUL-terminating the result.<text:line-break/><text:line-break/></text:p>
      <text:p text:style-name="P8">The strlcpy() and strlcat() functions return the total length of the string they tried to create. <text:s/>For strlcpy() that means the length of src. For strlcat() that means the initial length of dst plus the length of src. <text:s/>While this may seem somewhat confusing, it was done to make truncation detection simple.</text:p>
      <text:p text:style-name="P8"/>
      <text:p text:style-name="P8">Note, however, that if strlcat() traverses size characters without finding a NUL, the length of the string is considered to be size and the destination string will not be NUL-terminated (since there was no space for the NUL). <text:s/>This keeps strlcat() from running off the end of a string. <text:s/>In practice this should not happen (as it means that either size is incorrect or that dst is not a proper “C” string). <text:s/>The check exists to prevent potential security problems in incorrect code.</text:p>
      <text:p text:style-name="P8"/>
      <text:p text:style-name="P4">ft_memchr:</text:p>
      <text:p text:style-name="P4"/>
      <text:p text:style-name="P23">The <text:s/>memchr() <text:s/>function <text:s/>scans <text:s/>the <text:s/>initial n bytes of the memory area pointed to by s for the first instance of c. </text:p>
      <text:p text:style-name="P23">Both c and the bytes of the memory area pointed to by s are interpreted as unsigned char.</text:p>
      <text:p text:style-name="P4"/>
      <text:p text:style-name="P22">The memchr() and memrchr() functions return a pointer to the matching byte or NULL if the character does <text:s/>not <text:s/>occur in the given memory are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3T11:40:23.682047644</meta:creation-date>
    <meta:generator>LibreOffice/6.4.7.2$Linux_X86_64 LibreOffice_project/40$Build-2</meta:generator>
    <dc:date>2023-04-18T13:45:10.578177269</dc:date>
    <meta:editing-duration>PT1H11M12S</meta:editing-duration>
    <meta:editing-cycles>9</meta:editing-cycles>
    <meta:document-statistic meta:table-count="0" meta:image-count="0" meta:object-count="0" meta:page-count="2" meta:paragraph-count="27" meta:word-count="807" meta:character-count="4579" meta:non-whitespace-character-count="3767"/>
  </office:meta>
</office:document-meta>
</file>